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Noto Sans"/>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World Constitution</text:p>
      <text:h text:style-name="Heading_20_1" text:outline-level="1"><text:bookmark-start text:name="world-constitution"/>World Constitution<text:bookmark-end text:name="world-constitution"/></text:h>
      <text:p text:style-name="First_20_paragraph"><text:span text:style-name="T1">Colophon. This document mirrors earlier constitutional attempts like the Constitution for the Federation of Earth and structures emerging from proposals by global civil society. It also builds conceptually from many other documents, like the UN Charter, which though treaty-based shares constitutional functions such as universal scope, fundamental purposes, membership equality. This document attempt to embrace modern constitutional models of open-source drafting and participatory amendment processes. This constitution-style text provides a structured legal foundation for global governance built on universal rights, democratic structure, environmental duty, equity, and participatory evolution.</text:span></text:p>
      <text:h text:style-name="Heading_20_2" text:outline-level="2"><text:bookmark-start text:name="table-of-contents"/>Table of Contents<text:bookmark-end text:name="table-of-contents"/></text:h>
      <text:list text:style-name="L1">
        <text:list-item>
          <text:p text:style-name="P1"><text:a xlink:type="simple" xlink:href="#preamble" office:name=""><text:span text:style-name="Definition">Preamble</text:span></text:a></text:p>
        </text:list-item>
        <text:list-item>
          <text:p text:style-name="P1"><text:a xlink:type="simple" xlink:href="#chapter-1" office:name=""><text:span text:style-name="Definition">Chapter I: Fundamental Principles</text:span></text:a></text:p>
        </text:list-item>
        <text:list-item>
          <text:p text:style-name="P1"><text:a xlink:type="simple" xlink:href="#chapter-2" office:name=""><text:span text:style-name="Definition">Chapter II: Government Prototype and Structure</text:span></text:a></text:p>
        </text:list-item>
        <text:list-item>
          <text:p text:style-name="P1"><text:a xlink:type="simple" xlink:href="#chapter-3" office:name=""><text:span text:style-name="Definition">Chapter III: Comprehensive Rights and Freedoms</text:span></text:a></text:p>
        </text:list-item>
        <text:list-item>
          <text:p text:style-name="P1"><text:a xlink:type="simple" xlink:href="#chapter-4" office:name=""><text:span text:style-name="Definition">Chapter IV: Global Economic Framework</text:span></text:a></text:p>
        </text:list-item>
        <text:list-item>
          <text:p text:style-name="P1"><text:a xlink:type="simple" xlink:href="#chapter-5" office:name=""><text:span text:style-name="Definition">Chapter V: Environmental Protection and Climate Justice</text:span></text:a></text:p>
        </text:list-item>
        <text:list-item>
          <text:p text:style-name="P1"><text:a xlink:type="simple" xlink:href="#chapter-6" office:name=""><text:span text:style-name="Definition">Chapter VI: Anti-Corruption and Transparency Framework</text:span></text:a></text:p>
        </text:list-item>
        <text:list-item>
          <text:p text:style-name="P1"><text:a xlink:type="simple" xlink:href="#chapter-7" office:name=""><text:span text:style-name="Definition">Chapter VII: Participatory Democracy and Human Engagement</text:span></text:a></text:p>
        </text:list-item>
        <text:list-item>
          <text:p text:style-name="P1"><text:a xlink:type="simple" xlink:href="#chapter-8" office:name=""><text:span text:style-name="Definition">Chapter VIII: Education, Culture, and Knowledge</text:span></text:a></text:p>
        </text:list-item>
        <text:list-item>
          <text:p text:style-name="P1"><text:a xlink:type="simple" xlink:href="#chapter-9" office:name=""><text:span text:style-name="Definition">Chapter IX: Dispute Resolution and Enforcement</text:span></text:a></text:p>
        </text:list-item>
        <text:list-item>
          <text:p text:style-name="P1"><text:a xlink:type="simple" xlink:href="#chapter-10" office:name=""><text:span text:style-name="Definition">Chapter X: Constitutional Flexibility and Development</text:span></text:a></text:p>
        </text:list-item>
        <text:list-item>
          <text:p text:style-name="P1"><text:a xlink:type="simple" xlink:href="#chapter-11" office:name=""><text:span text:style-name="Definition">Chapter XI: Implementation and Transition</text:span></text:a></text:p>
        </text:list-item>
        <text:list-item>
          <text:p text:style-name="P1"><text:a xlink:type="simple" xlink:href="#chapter-12" office:name=""><text:span text:style-name="Definition">Chapter XII: Final Provisions</text:span></text:a></text:p>
        </text:list-item>
        <text:list-item>
          <text:p text:style-name="P1"><text:a xlink:type="simple" xlink:href="#appendices" office:name=""><text:span text:style-name="Definition">Appendices: Glossary</text:span></text:a></text:p>
        </text:list-item>
      </text:list>
      <text:h text:style-name="Heading_20_2" text:outline-level="2"><text:bookmark-start text:name="preamble"/>Preamble<text:bookmark-end text:name="preamble"/></text:h>
      <text:p text:style-name="First_20_paragraph"><text:span text:style-name="T2">We, the peoples of Earth, united in our shared humanity, declare the following:</text:span></text:p>
      <text:p text:style-name="Text_20_body">We are affirming the dignity and equality of every person. We are honoring cultural diversity. We are committed to justice, sustainability, peace, and environmental stewardship.</text:p>
      <text:p text:style-name="Text_20_body">We do hereby enact this Constitution for global governance, to secure the rights and responsibilities of all and to govern in common trust for present and future generations.</text:p>
      <text:p text:style-name="Text_20_body"><text:span text:style-name="T2">Grassroots Foundation:</text:span> This Constitution recognizes that meaningful global governance can only emerge through grassroots movement from the lowest level of power - the people themselves. When everyone on the planet makes the decision to demand fair governance, reject war, and oppose dictatorship, existing power structures will be compelled to adopt these principles through peaceful, democratic means.</text:p>
      <text:p text:style-name="Text_20_body"><text:span text:style-name="T2">Governance Principles:</text:span> Governance shall follow democratic participation, subsidiarity (decisions made as close to affected individuals as possible), transparency, accountability, rule of law, and equality under the law. This Constitution is the supreme legal authority; existing national laws are subordinate where they conflict with its provisions. All persons, governments, institutions, and corporations are bound by it.</text:p>
      <text:h text:style-name="Heading_20_2" text:outline-level="2"><text:bookmark-start text:name="chapter-1"/>Chapter I: Fundamental Principles<text:bookmark-end text:name="chapter-1"/></text:h>
      <text:h text:style-name="Heading_20_3" text:outline-level="3"><text:bookmark-start text:name="article-1-government-prototype-principle"/>Article 1: Government Prototype Principle<text:bookmark-end text:name="article-1-government-prototype-principle"/></text:h>
      <text:p text:style-name="First_20_paragraph"><text:span text:style-name="T2">Section 1.1 - Government Prototype:</text:span> The global government described in this constitution serves as a prototype for the successive levels of governing bodies. This serves as a safety valve for local governance, preventing corruption, abuse and runaway control of resources and people. The structure is laid out as follows: Four-tiered governmental structure: Executive, Legislative, Monitoring and Judicial. The four branches act as a check on each other to create a balanced decision-making environment. No presidents. The post is replaced with a round table of decision makers. The number of decision makers shall be an odd number, no less than five, no more than nine. Elections at regular intervals, if necessary with supervision from a higher level of governing body, ultimately supervision by the international governing body. Mechanism should exist for dispute resolution in the form of elevation to the next higher level body.</text:p>
      <text:h text:style-name="Heading_20_3" text:outline-level="3"><text:bookmark-start text:name="article-2-the-diversity-principle"/>Article 2: The Diversity Principle<text:bookmark-end text:name="article-2-the-diversity-principle"/></text:h>
      <text:p text:style-name="First_20_paragraph"><text:span text:style-name="T2">Section 2.1 - Diversity as Ultimate Strength:</text:span> Diversity. Despite all other indicators, diversity is the ultimate strength. In nature, all things happen every time, everywhere at once. Survival of anything or any one is an event bordering a miracle. Diversity is an phenomena that allows or even promotes survival or the thriving of any entity.</text:p>
      <text:p text:style-name="Text_20_body"><text:span text:style-name="T2">Section 2.2 - Universal Application:</text:span> All governance, social, economic, and cultural structures shall be designed to promote and protect diversity in all its forms - biological, cultural, linguistic, ideological, cognitive, and gender diversity. Diversity is not merely tolerated but actively cultivated as the primary mechanism for human survival and thriving.</text:p>
      <text:h text:style-name="Heading_20_3" text:outline-level="3"><text:bookmark-start text:name="article-3-gender-diversity-integration"/>Article 3: Gender Diversity Integration<text:bookmark-end text:name="article-3-gender-diversity-integration"/></text:h>
      <text:p text:style-name="First_20_paragraph"><text:span text:style-name="T2">Section 3.1 - Gender Reality Framework:</text:span> Gender Specific. The idea of genders appear very simple at the surface. But upon closer examination, we can observe a great variety of occurrences. Again, it is inherent to the human species by the nature of diversity. (Remember, diversity is a tool of strength). Let us see an example. When looking at a sample size of a hundred people, gender is simple: Male or Female. But when looking at the sample size of a million, things become more complex. There are males with female attributes, and females with male attributes. (Looking at secondary gender specific attributes). However, at the sample size of ten million, things become even more complex. There are males with female attributes, and females with male attributes in the physical form, as well as in the psychological form. (and Vice-Versa) This is how nature works.</text:p>
      <text:p text:style-name="Text_20_body"><text:span text:style-name="T2">Section 3.2 - Integration Solution:</text:span> The real question is, how we, as society, deal with this phenomena. Current examples show us how we are currently dealing with it. The results are out -- some societies deal with it by annihilate the deviation, some societies deal with it by promoting it ahead of 'regular' sexuality. If you had any doubt about the difference see prosecution of one and the pride parade of the other. The recommended solution is simple: Integration. Do not promote or suppress, allow all to integrate as one human being.</text:p>
      <text:h text:style-name="Heading_20_3" text:outline-level="3"><text:bookmark-start text:name="article-4-coexistence-approach"/>Article 4: Coexistence Approach<text:bookmark-end text:name="article-4-coexistence-approach"/></text:h>
      <text:p text:style-name="First_20_paragraph"><text:span text:style-name="T2">Section 4.1 - Principle of Coexistence:</text:span> Coexistence is important. Be very conservative of what you output, and very liberal on what you accept. In the modern age, (at any age for that matter) it is not feasible to achieve anything by force. This is why it is so important to govern by consent, with the agreement of all parties involved.</text:p>
      <text:h text:style-name="Heading_20_3" text:outline-level="3"><text:bookmark-start text:name="article-5-youth-as-primary-resource"/>Article 5: Youth as Primary Resource<text:bookmark-end text:name="article-5-youth-as-primary-resource"/></text:h>
      <text:p text:style-name="First_20_paragraph"><text:span text:style-name="T2">Section 5.1 - Youth Priority:</text:span> Youth. Our most valuable resource is youth. The future is determined on how we value, how we cherish, how we educate our young. To that effect: Promote scientific education. Promote coexistence. Promote participation on the greater good. Under the age of adulthood: minimal religious education. Where separation is not possible, the context must be made clear to the young person. This is to promote worldly education.</text:p>
      <text:h text:style-name="Heading_20_3" text:outline-level="3"><text:bookmark-start text:name="article-6-shared-sovereignty-and-subsidiarity"/>Article 6: Shared Sovereignty and Subsidiarity<text:bookmark-end text:name="article-6-shared-sovereignty-and-subsidiarity"/></text:h>
      <text:p text:style-name="First_20_paragraph"><text:span text:style-name="T2">Section 6.1 - Shared Sovereignty:</text:span> Sovereignty is redefined as shared responsibility for the common good. Nations retain authority over local and cultural affairs while committing to global cooperation. Decisions shall be made at the lowest competent level (principle of subsidiarity), with global governance addressing only issues that cannot be effectively handled locally or regionally. No single entity shall possess veto power over global decisions.</text:p>
      <text:h text:style-name="Heading_20_3" text:outline-level="3"><text:bookmark-start text:name="article-7-peace-without-wars"/>Article 7: Peace Without Wars<text:bookmark-end text:name="article-7-peace-without-wars"/></text:h>
      <text:p text:style-name="First_20_paragraph"><text:span text:style-name="T2">Section 7.1 - No More Wars:</text:span> No more wars. This resolution adapts the principle of peace on the planet. To that effect, demilitarization starts immediately. The steps: Withdrawing every foreign military personnel and equipment from every country. Unwinding military to a level proportional to territory and/or population, to a level matching agreed international norms. Availing local military to conflict suppression. The suppression mechanism can only be invoked by the international body, and only in the case of ongoing conflict. No more wars. Only negotiated outcomes.</text:p>
      <text:p text:style-name="Text_20_body"><text:span text:style-name="T2">Section 7.2 - Military Personnel Restriction:</text:span> No military. For leadership and/or governing positions, no person shall be permitted to hold a role if that person has military background or military involvement. Person holding any rank, commanding in any capacity is disqualified. The exception to this rule is personnel deployed in a non-combating or supporting role.</text:p>
      <text:p text:style-name="Text_20_body"><text:span text:style-name="T2">Section 7.3 - Peaceful Resolution:</text:span> All international disputes shall be resolved through negotiation, mediation, arbitration, or judicial settlement before any enforcement measures. Only negotiated outcomes shall be considered legitimate.</text:p>
      <text:h text:style-name="Heading_20_3" text:outline-level="3"><text:bookmark-start text:name="article-8-global-communication-and-language"/>Article 8: Global Communication and Language<text:bookmark-end text:name="article-8-global-communication-and-language"/></text:h>
      <text:p text:style-name="First_20_paragraph"><text:span text:style-name="T2">Section 8.1 - Common Language:</text:span> Common language. The idea to allow every single person to participate in global matters, we promote the English language to be the primary language of affairs. The language requirement is applicable only in inter-area communications. The language of any tribe, any area, any country is accepted by this constitution without hindrance.</text:p>
      <text:p text:style-name="Text_20_body"><text:span text:style-name="T2">Section 8.2 - Scope Limitation:</text:span> The language requirement applies only to inter-area communications between different linguistic regions. Local and regional affairs may be conducted in any language chosen by community.</text:p>
      <text:p text:style-name="Text_20_body"><text:span text:style-name="T2">Section 8.3 - Language Diversity Protection:</text:span> The language of any tribe, area, or country shall be fully accepted and protected by this Constitution without hindrance. All local languages shall be preserved as cultural heritage with educational support for multilingual competence.</text:p>
      <text:h text:style-name="Heading_20_3" text:outline-level="3"><text:bookmark-start text:name="article-9-religious-freedom-and-secular-governance"/>Article 9: Religious Freedom and Secular Governance<text:bookmark-end text:name="article-9-religious-freedom-and-secular-governance"/></text:h>
      <text:p text:style-name="First_20_paragraph"><text:span text:style-name="T2">Section 9.1 - Religion and Boundaries:</text:span> Religion. When one looks at the global map, it is easy to see that religious boundaries coincide with country boundaries. But if one believes in an all encompassing divine power, it should not have 'country' boundaries. Zooming into that assumption, the boundary of religion actually coincides with language boundary, more accurately a cultural boundary. If the rule for one side of this boundary is different than on the other side, how do we reconcile it? Which one is correct? Remember, it is the same higher power. So the power created uniform rules. The deviation comes from faulty interpretation. Which interpretation is correct? None. In the modern era, we need to have the humility to admit, that we do not know enough of the divine will to interpret it. So if we do not know, why are we trying to enforce it?</text:p>
      <text:p text:style-name="Text_20_body"><text:span text:style-name="T2">Section 9.2 - Individual Spiritual Freedom:</text:span> Every person has right to practice their religion or spirituality individually and in community, with freedom of conscience, belief, and access to religious institutions without interference.</text:p>
      <text:p text:style-name="Text_20_body"><text:span text:style-name="T2">Section 9.3 - Secular Global Governance:</text:span> In the modern era, we have to acknowledge that all interpretations are faulty. We have to accept them with tolerance. We need to distinguish from an individual's need to interact with the higher power, from the effect of that power on our everyday decisions. Consequently, the rule of NO religion in world affairs is adopted. Religion is universally accepted as a spiritual outlet.</text:p>
      <text:p text:style-name="Text_20_body"><text:span text:style-name="T2">Section 9.4 - No Promotion or Suppression:</text:span> No force or incentive to suppress it, and no force or incentive to propagate it is permitted.</text:p>
      <text:p text:style-name="Text_20_body"><text:span text:style-name="T2">Section 9.5 - Inter-Religious Relations:</text:span> Interaction between religious entities are confined to negotiated outcomes.</text:p>
      <text:p text:style-name="Text_20_body"><text:span text:style-name="T2">Section 9.6 - Humility in Governance:</text:span> Acknowledging that religious boundaries often coincide with cultural and linguistic boundaries formed by historical human interpretation of divine will, global governance shall approach religious diversity with humility, accepting that no single interpretation holds exclusive access to truth. Individual spiritual needs are distinguished from effects on collective decision-making.</text:p>
      <text:h text:style-name="Heading_20_2" text:outline-level="2"><text:bookmark-start text:name="chapter-2"/>Chapter II: Government Prototype and Structure<text:bookmark-end text:name="chapter-2"/></text:h>
      <text:h text:style-name="Heading_20_3" text:outline-level="3"><text:bookmark-start text:name="article-1-government-prototype-and-safety-valves"/>Article 1: Government Prototype and Safety Valves<text:bookmark-end text:name="article-1-government-prototype-and-safety-valves"/></text:h>
      <text:p text:style-name="First_20_paragraph"><text:span text:style-name="T2">Section 1.1 - Government Prototype Principle:</text:span> The global government described in this constitution serves as a prototype for successive levels of governing bodies. This serves as a safety valve for local governance, preventing corruption, abuse and runaway control of resources and people.</text:p>
      <text:h text:style-name="Heading_20_3" text:outline-level="3"><text:bookmark-start text:name="article-2-four-tiered-structure"/>Article 2: Four-Tiered Structure<text:bookmark-end text:name="article-2-four-tiered-structure"/></text:h>
      <text:p text:style-name="First_20_paragraph"><text:span text:style-name="T2">Section 2.1 - Executive Branch:</text:span> Implements decisions through collective leadership. No single individual has the capacity to fulfill the challenges of executive leadership. Hence, the post of president is replaced with a round table of decision makers, similar to a round table of knights. The number of decision makers shall be an odd number, no less than five, no more than nine. The members of this group should be selected by elections at regular intervals. If necessary with supervision from a higher level governing body, ultimately supervision by international governing body.</text:p>
      <text:p text:style-name="Text_20_body"><text:span text:style-name="T2">Section 2.2 - Legislative Branch:</text:span> Consists of representative assemblies at each level with proportional representation and human participation.</text:p>
      <text:p text:style-name="Text_20_body"><text:span text:style-name="T2">Section 2.3 - Monitoring Branch:</text:span> Independent oversight mechanism to prevent corruption, abuse, and ensure transparency across all government operations. Evaluating the government public ledger, specified in the anti corruption chapter. The most important function of the monitoring branch is to assure that workings of the other branches serve the interest of the people.</text:p>
      <text:p text:style-name="Text_20_body"><text:span text:style-name="T2">Section 2.4 - Judicial Branch:</text:span> Interprets laws and adjudicates disputes through court systems at each level, with mechanisms for appeal to higher levels.</text:p>
      <text:p text:style-name="Text_20_body"><text:span text:style-name="T2">Section 2.5 - Inter-branch Balance:</text:span> The four branches act as checks on each other to create a balanced governing and decision-making environment. This serves as a safety valve for local governance, preventing corruption, preventing abuse and halting runaway control of resources and mistreatment of people. Mechanism should exist for dispute resolution in form of elevation to next higher level body, ultimately supervised by the international governing body.</text:p>
      <text:h text:style-name="Heading_20_3" text:outline-level="3"><text:bookmark-start text:name="article-3-global-governance---united-earth-assembly"/>Article 3: Global Governance - United Earth Assembly<text:bookmark-end text:name="article-3-global-governance---united-earth-assembly"/></text:h>
      <text:p text:style-name="First_20_paragraph"><text:span text:style-name="T2">Section 3.1 - United Earth Assembly (UEA)</text:span> shall be the primary legislative body with:</text:p>
      <text:list text:style-name="L2">
        <text:list-item>
          <text:p text:style-name="P2">Proportional representation by population</text:p>
        </text:list-item>
        <text:list-item>
          <text:p text:style-name="P2">Additional seats for indigenous and marginalized communities</text:p>
        </text:list-item>
        <text:list-item>
          <text:p text:style-name="P2">Mixed representation combining national delegates with randomly selected humans</text:p>
        </text:list-item>
        <text:list-item>
          <text:p text:style-name="P2">No single executive authority or veto power ("No King, No Veto" principle)</text:p>
        </text:list-item>
        <text:list-item>
          <text:p text:style-name="P2">Leadership through rotating facilitation rather than permanent hierarchy</text:p>
        </text:list-item>
        <text:list-item>
          <text:p text:style-name="P2">Governance by consent, being conservative in output and liberal in acceptance of diverse perspectives</text:p>
        </text:list-item>
        <text:list-item>
          <text:p text:style-name="P2">Recognition that force is infeasible in modern governance, requiring agreement of all parties involved</text:p>
        </text:list-item>
      </text:list>
      <text:h text:style-name="Heading_20_3" text:outline-level="3"><text:bookmark-start text:name="article-4-regional-and-local-governance"/>Article 4: Regional and Local Governance<text:bookmark-end text:name="article-4-regional-and-local-governance"/></text:h>
      <text:p text:style-name="First_20_paragraph"><text:span text:style-name="T2">Section 4.1 - Continental Federations</text:span> shall coordinate regional development, harmonize policies, and provide intermediate governance between global and local levels. These shall include African, European, Asian-Pacific, American, and other regional groupings determined by geographic and cultural affinities.</text:p>
      <text:p text:style-name="Text_20_body"><text:span text:style-name="T2">Section 4.2 - Sovereign Local Governments</text:span> shall preserve language, religion, culture, and legal traditions while operating within the universal rights framework. Nations shall maintain autonomy over internal affairs not requiring global cooperation.</text:p>
      <text:h text:style-name="Heading_20_3" text:outline-level="3"><text:bookmark-start text:name="article-5-leadership-qualifications-and-restrictions"/>Article 5: Leadership Qualifications and Restrictions<text:bookmark-end text:name="article-5-leadership-qualifications-and-restrictions"/></text:h>
      <text:p text:style-name="First_20_paragraph"><text:span text:style-name="T2">Section 5.1 - No Presidents:</text:span> No presidents. No single individual has the capacity to fulfill that challenge. The president is replaced by a team of individuals, similar to a round table of knights. The post of the president is replaced with multiple decision makers. The number of decision makers shall be an odd number, no less than five, no more than nine. The members of this group should be selected by elections at regular intervals.</text:p>
      <text:p text:style-name="Text_20_body"><text:span text:style-name="T2">Section 5.2 - Age Limit:</text:span> Age limit. A human being has a limited lifespan. Towards the end of life, the faculties degrade. This is a natural process, there is no acknowledgement necessary or shame is needed. For this reason, an age limit is imposed on leadership. This age is allocated to the global mean retirement age. No person should be elected to any governing body at or above this limit, minus the length of term for that particular office. For instance, a governing position for a four-year term cannot elect any person at or above the retirement age minus 4 years. This is a necessary arrangement, but the wisdom of the elders are not lost, as people who are not eligible for office can still hold advisory positions.</text:p>
      <text:p text:style-name="Text_20_body"><text:span text:style-name="T2">Section 5.3 - Military Personnel Restriction:</text:span> No military. For leadership and/or governing positions, no person shall be permitted to hold a role if that person has military background or military involvement. Person holding any rank, commanding in any capacity is disqualified. Exception is personnel deployed in non-combating or supporting role.</text:p>
      <text:p text:style-name="Text_20_body"><text:span text:style-name="T2">Section 5.4 - Cultural Evolution Standard:</text:span> Cultural evolution of leader selection. A knowledgable / qualified person has a severe disadvantage against a person with a charismatic presence. Even if the latter has lesser knowledge or lower qualifications. In many instances the qualified person has a disadvantage even if the charismatic opponent has no relevant qualification(s). In the cultural evolution we have to morph into a state of mind where qualifications are ahead of any other trait.</text:p>
      <text:p text:style-name="Text_20_body"><text:span text:style-name="T2">Section 5.5 - Specialized Agencies</text:span> shall include:</text:p>
      <text:list text:style-name="L3">
        <text:list-item>
          <text:p text:style-name="P3">Public Health Agency</text:p>
        </text:list-item>
        <text:list-item>
          <text:p text:style-name="P3">Environmental Protection Agency</text:p>
        </text:list-item>
        <text:list-item>
          <text:p text:style-name="P3">Science and Innovation Agency</text:p>
        </text:list-item>
        <text:list-item>
          <text:p text:style-name="P3">Social Development Agency</text:p>
        </text:list-item>
        <text:list-item>
          <text:p text:style-name="P3">Digital Governance Agency</text:p>
        </text:list-item>
        <text:list-item>
          <text:p text:style-name="P3">Disaster Response Agency</text:p>
        </text:list-item>
        <text:list-item>
          <text:p text:style-name="P3">Ethics Oversight Council (12 independent members with rotating facilitation)</text:p>
        </text:list-item>
      </text:list>
      <text:h text:style-name="Heading_20_3" text:outline-level="3"><text:bookmark-start text:name="article-6-judiciary-and-enforcement"/>Article 6: Judiciary and Enforcement<text:bookmark-end text:name="article-6-judiciary-and-enforcement"/></text:h>
      <text:p text:style-name="First_20_paragraph"><text:span text:style-name="T2">Section 6.1 - World Court and Planetary Court</text:span> shall adjudicate disputes, ensure compliance, and prosecute crimes against humanity, war crimes, and ecocide. <text:span text:style-name="T2">Global Anti-Corruption Tribunal</text:span> shall handle cross-border corruption cases.</text:p>
      <text:h text:style-name="Heading_20_2" text:outline-level="2"><text:bookmark-start text:name="chapter-3"/>Chapter III: Comprehensive Rights and Freedoms<text:bookmark-end text:name="chapter-3"/></text:h>
      <text:h text:style-name="Heading_20_3" text:outline-level="3"><text:bookmark-start text:name="article-1-human-participation-and-political-inclusion"/>Article 1: Human Participation and Political Inclusion<text:bookmark-end text:name="article-1-human-participation-and-political-inclusion"/></text:h>
      <text:p text:style-name="First_20_paragraph"><text:span text:style-name="T2">Section 1.1 - Universal Participation:</text:span> Every human being present within any jurisdiction for more than six months in any calendar year shall have the right to participate in that jurisdiction's governance. Political power flows to those affected by decisions - the affected-party principle ensures that all who live, work, and contribute to a society have meaningful voice in its governance.</text:p>
      <text:p text:style-name="Text_20_body"><text:span text:style-name="T2">Section 1.2 - Equal Standing:</text:span> All humans possess equal moral worth and equal rights regardless of nationality, origin, migration status, or any other characteristic. The measure of participation is presence and contribution, not accident of birth.</text:p>
      <text:h text:style-name="Heading_20_3" text:outline-level="3"><text:bookmark-start text:name="article-2-civil-and-political-rights"/>Article 2: Civil and Political Rights<text:bookmark-end text:name="article-2-civil-and-political-rights"/></text:h>
      <text:p text:style-name="First_20_paragraph"><text:span text:style-name="T2">Section 2.1 - Civil and Political Rights:</text:span> Humans shall possess fundamental civil and political rights essential for human dignity and democratic participation. These include freedom of speech, expression, and peaceful assembly; right to privacy, personal autonomy, and data protection; freedom of thought, conscience, religion, and belief; right to participate in government through free, fair, and regular elections; unconditional and expedient due process and fair trial; and right to access information and government transparency.</text:p>
      <text:h text:style-name="Heading_20_3" text:outline-level="3"><text:bookmark-start text:name="article-3-economic-and-social-rights"/>Article 3: Economic and Social Rights<text:bookmark-end text:name="article-3-economic-and-social-rights"/></text:h>
      <text:p text:style-name="First_20_paragraph"><text:span text:style-name="T2">Section 3.1 - Economic and Social Rights:</text:span> Humans shall possess fundamental economic and social rights essential for human dignity and wellbeing. These include the right to adequate standard of living including food, housing, and healthcare; the Planetary Resource Dividend providing universal basic income and services funded by global resource fees; right to universal, inclusive, and multilingual education at all levels; right to work, fair labor conditions, and workplace democracy; right to social security and protection in old age, disability, or hardship; and equal access to opportunity and basic needs for all.</text:p>
      <text:h text:style-name="Heading_20_3" text:outline-level="3"><text:bookmark-start text:name="article-4-environmental-rights"/>Article 4: Environmental Rights<text:bookmark-end text:name="article-4-environmental-rights"/></text:h>
      <text:p text:style-name="First_20_paragraph"><text:span text:style-name="T2">Section 4.1 - Environmental Rights:</text:span> Humans possess fundamental environmental rights essential for human survival and planetary health. These include right to a clean, healthy, ecologically balanced, and sustainable environment; right to access clean water, clean air, and healthy food; right to participate in environmental decision-making; right of future generations to planetary integrity and biodiversity; and protection from ecocide and large-scale environmental harm.</text:p>
      <text:h text:style-name="Heading_20_3" text:outline-level="3"><text:bookmark-start text:name="article-5-digital-and-technology-rights"/>Article 5: Digital and Technology Rights<text:bookmark-end text:name="article-5-digital-and-technology-rights"/></text:h>
      <text:p text:style-name="First_20_paragraph"><text:span text:style-name="T2">Section 5.1 - Digital and Technology Rights:</text:span> Humans possess fundamental digital and technology rights essential for modern participation and protection. These include right to internet access and digital inclusion; right to digital privacy and protection from surveillance; right to open-source knowledge and technological innovation; right to algorithmic transparency and accountability; and protection from AI bias and automated decision-making harms. Modernization. In the age of global communications, artificial intelligence one has to acknowledge and perhaps adapt to the new innovations.</text:p>
      <text:h text:style-name="Heading_20_2" text:outline-level="2"><text:bookmark-start text:name="chapter-4"/>Chapter IV: Global Economic Framework<text:bookmark-end text:name="chapter-4"/></text:h>
      <text:h text:style-name="Heading_20_3" text:outline-level="3"><text:bookmark-start text:name="article-1-planetary-resource-management"/>Article 1: Planetary Resource Management<text:bookmark-end text:name="article-1-planetary-resource-management"/></text:h>
      <text:p text:style-name="First_20_paragraph"><text:span text:style-name="T2">Section 1.1 - Planetary Resource Management:</text:span> Key natural resources of global significance shall be treated as shared commons, including atmosphere, deep seabed, biodiversity hotspots, and polar regions. Global Resource Fees shall be imposed on carbon emissions, deep-sea mining, data extraction, and commons usage to fund the Planetary Resource Dividend. This ensures that all humanity benefits from shared planetary resources while protecting them for future generations.</text:p>
      <text:h text:style-name="Heading_20_3" text:outline-level="3"><text:bookmark-start text:name="article-2-progressive-global-taxation"/>Article 2: Progressive Global Taxation<text:bookmark-end text:name="article-2-progressive-global-taxation"/></text:h>
      <text:p text:style-name="First_20_paragraph"><text:span text:style-name="T2">Section 2.1 - Progressive Global Taxation:</text:span> A progressive global taxation system shall address wealth inequality and fund universal social services. Natural resource extraction and pollution shall bear external costs. Financial transactions and wealth accumulation shall be progressively taxed to prevent extreme inequality, ensuring fair contribution from all according to ability to pay.</text:p>
      <text:h text:style-name="Heading_20_3" text:outline-level="3"><text:bookmark-start text:name="article-3-fair-trade-and-development"/>Article 3: Fair Trade and Development<text:bookmark-end text:name="article-3-fair-trade-and-development"/></text:h>
      <text:p text:style-name="First_20_paragraph"><text:span text:style-name="T2">Section 3.1 - Fair Trade and Development:</text:span> International trade shall promote sustainable development, reduce inequality, and respect environmental and labor standards. Trade privileges shall be tied to transparency, democratic reforms, and human rights compliance. Special consideration and support shall be provided to developing nations to ensure equitable participation in global economic systems.</text:p>
      <text:h text:style-name="Heading_20_3" text:outline-level="3"><text:bookmark-start text:name="article-4-free-enterprise-and-equal-opportunity"/>Article 4: Free Enterprise and Equal Opportunity<text:bookmark-end text:name="article-4-free-enterprise-and-equal-opportunity"/></text:h>
      <text:p text:style-name="First_20_paragraph"><text:span text:style-name="T2">Section 4.1 - Free Enterprise and Equal Opportunity:</text:span> Free enterprise should be supported with no discrimination, no preferences and equal opportunity for all. No human being, no enterprise should experience fear or favor.</text:p>
      <text:p text:style-name="Text_20_body"><text:span text:style-name="T2">Section 4.2 - No Fear or Favor Principle:</text:span> The economic system shall be designed so that no human being or enterprise experiences fear of reprisal or receives unfair favoritism. Equal opportunity and fair competition shall be guaranteed for all participants in economic activities.</text:p>
      <text:h text:style-name="Heading_20_3" text:outline-level="3"><text:bookmark-start text:name="article-5-innovation-and-knowledge-commons"/>Article 5: Innovation and Knowledge Commons<text:bookmark-end text:name="article-5-innovation-and-knowledge-commons"/></text:h>
      <text:p text:style-name="First_20_paragraph"><text:span text:style-name="T2">Section 5.1 - Innovation and Knowledge Commons:</text:span> Open innovation and knowledge sharing shall be promoted for education and key technologies. Research and development in critical areas shall be globally coordinated. Equitable benefit-sharing shall ensure technological advances serve all humanity.</text:p>
      <text:h text:style-name="Heading_20_2" text:outline-level="2"><text:bookmark-start text:name="chapter-5"/>Chapter V: Environmental Protection and Climate Justice<text:bookmark-end text:name="chapter-5"/></text:h>
      <text:h text:style-name="Heading_20_3" text:outline-level="3"><text:bookmark-start text:name="article-1-climate-and-environmental-framework"/>Article 1: Climate and Environmental Framework<text:bookmark-end text:name="article-1-climate-and-environmental-framework"/></text:h>
      <text:p text:style-name="First_20_paragraph"><text:span text:style-name="T2">Section 1.1 - Climate and Environmental Framework:</text:span> <text:span text:style-name="T2">Mandatory net-zero greenhouse gas emissions</text:span> shall be achieved by scientifically determined targets. <text:span text:style-name="T2">Global reserve zones</text:span> shall protect endangered ecosystems. <text:span text:style-name="T2">Ecocide and large-scale environmental harm</text:span> shall be globally prosecutable offenses.</text:p>
      <text:h text:style-name="Heading_20_3" text:outline-level="3"><text:bookmark-start text:name="article-2-biodiversity-and-ecosystem-protection"/>Article 2: Biodiversity and Ecosystem Protection<text:bookmark-end text:name="article-2-biodiversity-and-ecosystem-protection"/></text:h>
      <text:p text:style-name="First_20_paragraph"><text:span text:style-name="T2">Section 2.1 - Biodiversity and Ecosystem Protection:</text:span> Conservation of biodiversity and sustainable resource use shall be mandatory. International environmental agents shall enforce protection measures. Planetary boundaries framework shall be integrated with human rights obligations.</text:p>
      <text:h text:style-name="Heading_20_3" text:outline-level="3"><text:bookmark-start text:name="article-3-intergenerational-responsibility"/>Article 3: Intergenerational Responsibility<text:bookmark-end text:name="article-3-intergenerational-responsibility"/></text:h>
      <text:p text:style-name="First_20_paragraph"><text:span text:style-name="T2">Section 3.1 - Intergenerational Responsibility:</text:span> All governance decisions shall consider impacts on future generations. A duty to maintain planetary integrity shall be legally binding. Global environmental monitoring and scientific coordination shall guide policy.</text:p>
      <text:h text:style-name="Heading_20_2" text:outline-level="2"><text:bookmark-start text:name="chapter-6"/>Chapter VI: Anti-Corruption and Transparency Framework<text:bookmark-end text:name="chapter-6"/></text:h>
      <text:h text:style-name="Heading_20_3" text:outline-level="3"><text:bookmark-start text:name="article-1-humans-integrity-chamber"/>Article 1: Humans' Integrity Chamber<text:bookmark-end text:name="article-1-humans-integrity-chamber"/></text:h>
      <text:p text:style-name="First_20_paragraph"><text:span text:style-name="T2">Section 1.1 - Human Society Integrity Chamber (HSIC):</text:span> A rotating, elected or selected panel reviewing high-level decisions. Members shall serve limited terms with comprehensive protection and resources.</text:p>
      <text:h text:style-name="Heading_20_3" text:outline-level="3"><text:bookmark-start text:name="article-2-radical-transparency"/>Article 2: Radical Transparency<text:bookmark-end text:name="article-2-radical-transparency"/></text:h>
      <text:p text:style-name="First_20_paragraph"><text:span text:style-name="T2">Section 2.1 - Radical Transparency:</text:span> Mandatory publication of all government transactions. Contracts, budgets, incomes, expenditures. If a transaction has national security implications, the amount should still be published under a pseudo name given to the item under consideration. Publishing ALL government meeting minutes, negotiations and lobbying interactions shall be required. <text:span text:style-name="T2">Public Ledger Systems</text:span> using immutable cryptographic logs shall track finances, decision logic, asset declarations, and ALL items mentioned in this section.</text:p>
      <text:h text:style-name="Heading_20_3" text:outline-level="3"><text:bookmark-start text:name="article-3-whistleblower-protection"/>Article 3: Whistleblower Protection<text:bookmark-end text:name="article-3-whistleblower-protection"/></text:h>
      <text:p text:style-name="First_20_paragraph"><text:span text:style-name="T2">Section 3.1 - Whistleblower Protection:</text:span> Anonymous reporting channels with legal immunity and financial rewards shall be established. Whistleblowers shall receive comprehensive protection and support.</text:p>
      <text:h text:style-name="Heading_20_3" text:outline-level="3"><text:bookmark-start text:name="article-4-media-and-investigative-support"/>Article 4: Media and Investigative Support<text:bookmark-end text:name="article-4-media-and-investigative-support"/></text:h>
      <text:p text:style-name="First_20_paragraph"><text:span text:style-name="T2">Section 4.1 - Media and Investigative Support:</text:span> <text:span text:style-name="T2">Global Investigative Journalism Trust</text:span> with firewalled funding and rotating editorial oversight by civil society boards shall be established. Incentives for cross-border investigative collaborations shall be provided.</text:p>
      <text:h text:style-name="Heading_20_3" text:outline-level="3"><text:bookmark-start text:name="article-5-ai-oversight-and-ethics"/>Article 5: AI Oversight and Ethics<text:bookmark-end text:name="article-5-ai-oversight-and-ethics"/></text:h>
      <text:p text:style-name="First_20_paragraph"><text:span text:style-name="T2">Section 5.1 - AI Oversight and Ethics:</text:span> Open-source, audit-able algorithms with independent AI Ethics Ombudsman shall govern automated systems. Algorithmic decisions shall be explainable and contestable.</text:p>
      <text:h text:style-name="Heading_20_3" text:outline-level="3"><text:bookmark-start text:name="article-6-free-press-and-information-integrity"/>Article 6: Free Press and Information Integrity<text:bookmark-end text:name="article-6-free-press-and-information-integrity"/></text:h>
      <text:p text:style-name="First_20_paragraph"><text:span text:style-name="T2">Section 6.1 - Free Press:</text:span> The establishment of free press is an inalienable right. Free press is defined by a no-intervention policy. Neither encouragement nor hindrance of the flow of information is permitted. All information shall be tagged at minimum with date, source, and publisher. Machine-generated content shall be marked as such.</text:p>
      <text:p text:style-name="Text_20_body"><text:span text:style-name="T2">Section 6.2 - Dealing with False Information:</text:span> If information is deemed false, the following process shall be applied based on the nature of the falsehood: (a) lack of information availability - mandatory correction is issued; (b) misleading information - the source is identified and correction is issued; (c) ambiguity - harm is examined and correction issued; (d) coincidental - harm is examined and correction issued; (e) purposeful lie - harm is examined and legal action is explored.</text:p>
      <text:p text:style-name="Text_20_body"><text:span text:style-name="T2">Section 6.3 - Universal Access:</text:span> Free press and press in general is granted access to all possible events with no restrictions, except the following cases: (a) Immediate danger or harm to the members of press or anyone involved; (b) Privacy considerations (underage protections); (c) Legal considerations; (d) Case of national security violation. With access to events where a limited number of press can be accommodated, the press as a unified entity should decide on access and sharing.</text:p>
      <text:h text:style-name="Heading_20_2" text:outline-level="2"><text:bookmark-start text:name="chapter-7"/>Chapter VII: Participatory Democracy and Human Engagement<text:bookmark-end text:name="chapter-7"/></text:h>
      <text:h text:style-name="Heading_20_3" text:outline-level="3"><text:bookmark-start text:name="article-1-direct-democracy-mechanisms"/>Article 1: Direct Democracy Mechanisms<text:bookmark-end text:name="article-1-direct-democracy-mechanisms"/></text:h>
      <text:p text:style-name="First_20_paragraph"><text:span text:style-name="T2">Section 1.1 - Direct Democracy Mechanisms:</text:span> Global Referenda on key issues requiring 60% turnout and 66% approval shall be implemented. Human Juries of 100-200 randomly selected people shall provide deliberative guidance on complex issues. These mechanisms ensure direct democratic participation beyond mere voting, allowing humans to actively engage in governance through deliberative processes and policy-shaping initiatives.</text:p>
      <text:h text:style-name="Heading_20_3" text:outline-level="3"><text:bookmark-start text:name="article-2-deliberative-democracy"/>Article 2: Deliberative Democracy<text:bookmark-end text:name="article-2-deliberative-democracy"/></text:h>
      <text:p text:style-name="First_20_paragraph"><text:span text:style-name="T2">Section 2.1 - Deliberative Democracy:</text:span> Hybrid Conventions combining national delegates with randomly selected humans shall address major policy questions. Digital Deliberation Platforms and open-source governance tools shall enable broad participation. These mechanisms ensure that diverse voices are heard and considered in policy-making through structured deliberation rather than simple majority voting.</text:p>
      <text:h text:style-name="Heading_20_3" text:outline-level="3"><text:bookmark-start text:name="article-3-ethics-veto-and-popular-impeachment"/>Article 3: Ethics Veto and Popular Impeachment<text:bookmark-end text:name="article-3-ethics-veto-and-popular-impeachment"/></text:h>
      <text:p text:style-name="First_20_paragraph"><text:span text:style-name="T2">Section 3.1 - Ethics Veto and Popular Impeachment:</text:span> Human-initiated mechanisms for removing corrupt officials and vetoing unjust decisions shall be established. High thresholds shall prevent abuse while ensuring accountability. These mechanisms include ethics veto powers allowing humans to block governmental actions that violate fundamental principles, and popular impeachment processes for removing officials who betray public trust.</text:p>
      <text:h text:style-name="Heading_20_3" text:outline-level="3"><text:bookmark-start text:name="article-4-integrity-education"/>Article 4: Integrity Education<text:bookmark-end text:name="article-4-integrity-education"/></text:h>
      <text:p text:style-name="First_20_paragraph"><text:span text:style-name="T2">Section 4.1 - Integrity Education:</text:span> Mandatory ethics training for public officials and civic education programs shall promote democratic values and anti-corruption awareness. These programs shall be accessible to all humans and emphasize integrity, transparency, and accountability in public service.</text:p>
      <text:h text:style-name="Heading_20_2" text:outline-level="2"><text:bookmark-start text:name="chapter-8"/>Chapter VIII: Education, Culture, and Knowledge<text:bookmark-end text:name="chapter-8"/></text:h>
      <text:h text:style-name="Heading_20_3" text:outline-level="3"><text:bookmark-start text:name="article-1-universal-education"/>Article 1: Universal Education<text:bookmark-end text:name="article-1-universal-education"/></text:h>
      <text:p text:style-name="First_20_paragraph"><text:span text:style-name="T2">Section 1.1 - Universal Education Guarantee:</text:span> Universal, inclusive, multilingual education shall be guaranteed at all levels. Education shall promote peace, sustainability, intercultural understanding, and critical thinking. Educational systems shall evolve culturally to prioritize qualifications and knowledge over charismatic presence, ensuring that qualified individuals are not disadvantaged by those with lesser knowledge but greater personal appeal. This cultural evolution is essential for effective governance and leadership selection.</text:p>
      <text:p text:style-name="Text_20_body"><text:span text:style-name="T2">Section 1.2 - Secular Education for Minors:</text:span> Under the age of adulthood, there shall be no religious education provided to young people. Where separation between secular and religious education is not possible in educational systems, the secular nature of education must be made explicitly clear to young persons. This promotes worldly education and critical thinking while respecting individual spiritual development through private means.</text:p>
      <text:h text:style-name="Heading_20_3" text:outline-level="3"><text:bookmark-start text:name="article-2-cultural-diversity-and-heritage"/>Article 2: Cultural Diversity and Heritage<text:bookmark-end text:name="article-2-cultural-diversity-and-heritage"/></text:h>
      <text:p text:style-name="First_20_paragraph"><text:span text:style-name="T2">Section 2.1 - Cultural Diversity and Heritage:</text:span> Cultural diversity shall be celebrated with heritage preservation for all peoples. Intercultural exchange programs shall be promoted. Endangered languages and traditions shall receive special protection. This recognizes that cultural diversity is a strength of humanity and that all peoples have the right to preserve their unique heritage while participating in the global community.</text:p>
      <text:h text:style-name="Heading_20_3" text:outline-level="3"><text:bookmark-start text:name="article-3-global-knowledge-systems"/>Article 3: Global Knowledge Systems<text:bookmark-end text:name="article-3-global-knowledge-systems"/></text:h>
      <text:p text:style-name="First_20_paragraph"><text:span text:style-name="T2">Section 3.1 - Global Knowledge Systems:</text:span> Open-access scientific knowledge and equitable innovation systems shall be established. Traditional and indigenous knowledge shall be respected and integrated with modern science. This creates a comprehensive knowledge ecosystem combining technological advancement with respect for ancestral wisdom and diverse ways of knowing.</text:p>
      <text:h text:style-name="Heading_20_2" text:outline-level="2"><text:bookmark-start text:name="chapter-9"/>Chapter IX: Dispute Resolution and Enforcement<text:bookmark-end text:name="chapter-9"/></text:h>
      <text:h text:style-name="Heading_20_3" text:outline-level="3"><text:bookmark-start text:name="article-1-peaceful-resolution"/>Article 1: Peaceful Resolution<text:bookmark-end text:name="article-1-peaceful-resolution"/></text:h>
      <text:p text:style-name="First_20_paragraph"><text:span text:style-name="T2">Section 1.1 - Peaceful Resolution:</text:span> All international disputes shall be resolved through negotiation, mediation, arbitration, or judicial settlement before any enforcement measures. This principle ensures that dialogue and peaceful resolution are prioritized over force and that all parties seek mutually beneficial outcomes through structured conflict resolution processes.</text:p>
      <text:h text:style-name="Heading_20_3" text:outline-level="3"><text:bookmark-start text:name="article-2-enforcement-mechanisms"/>Article 2: Enforcement Mechanisms<text:bookmark-end text:name="article-2-enforcement-mechanisms"/></text:h>
      <text:p text:style-name="First_20_paragraph"><text:span text:style-name="T2">Section 2.1 - Enforcement Mechanisms:</text:span> The World Assembly may authorize graduated measures including diplomatic pressure, economic sanctions, targeted measures against individuals, and peacekeeping operations to ensure compliance with this Constitution. These measures shall be applied progressively and with emphasis on peaceful resolution before any enforcement actions are taken.</text:p>
      <text:h text:style-name="Heading_20_3" text:outline-level="3"><text:bookmark-start text:name="article-3-global-peacekeeping-service"/>Article 3: Global Peacekeeping Service<text:bookmark-end text:name="article-3-global-peacekeeping-service"/></text:h>
      <text:p text:style-name="First_20_paragraph"><text:span text:style-name="T2">Section 3.1 - Global Peacekeeping Service:</text:span> A volunteer-based Global Peacekeeping Service shall intervene in cases of genocide, war crimes, crimes against humanity, and ecocide with clear mandates and civilian protection priorities. This service shall operate under strict civilian control principles and focus on protection rather than combat, with intervention as last resort after all peaceful means have been exhausted.</text:p>
      <text:h text:style-name="Heading_20_2" text:outline-level="2"><text:bookmark-start text:name="chapter-10"/>Chapter X: Constitutional Flexibility and Development<text:bookmark-end text:name="chapter-10"/></text:h>
      <text:h text:style-name="Heading_20_3" text:outline-level="3"><text:bookmark-start text:name="article-1-amendment-process"/>Article 1: Amendment Process<text:bookmark-end text:name="article-1-amendment-process"/></text:h>
      <text:p text:style-name="First_20_paragraph"><text:span text:style-name="T2">Section 1.1 - Amendment Process:</text:span> This Constitution may be amended through formal processes requiring broad consensus and democratic participation. The amendment process ensures stability while allowing for adaptation to changing global circumstances. Amendments may be proposed by the World Assembly and shall require approval through both legislative supermajority and human referendum, ensuring that changes reflect genuine popular will.</text:p>
      <text:h text:style-name="Heading_20_3" text:outline-level="3"><text:bookmark-start text:name="article-2-review-and-evolution"/>Article 2: Review and Evolution<text:bookmark-end text:name="article-2-review-and-evolution"/></text:h>
      <text:p text:style-name="First_20_paragraph"><text:span text:style-name="T2">Section 2.1 - Review and Evolution:</text:span> Every five years, a World Constitutional Convention shall review effectiveness and recommend improvements. Every ten years, a comprehensive review shall consider fundamental restructuring if needed. This ensures the Constitution remains relevant and adaptive to changing global circumstances through regular democratic evaluation and evolution.</text:p>
      <text:h text:style-name="Heading_20_3" text:outline-level="3"><text:bookmark-start text:name="article-3-emergency-powers"/>Article 3: Emergency Powers<text:bookmark-end text:name="article-3-emergency-powers"/></text:h>
      <text:p text:style-name="First_20_paragraph"><text:span text:style-name="T2">Section 3.1 - Emergency Powers:</text:span> During global emergencies, limited temporary powers may be granted with strict time limits, judicial oversight, and human approval through referenda within 90 days. Emergency powers shall be narrowly defined, proportional to the threat, and subject to immediate review by independent judiciary to prevent abuse.</text:p>
      <text:h text:style-name="Heading_20_2" text:outline-level="2"><text:bookmark-start text:name="chapter-11"/>Chapter XI: Implementation and Transition<text:bookmark-end text:name="chapter-11"/></text:h>
      <text:h text:style-name="Heading_20_3" text:outline-level="3"><text:bookmark-start text:name="article-1-transitional-implementation"/>Article 1: Transitional Implementation<text:bookmark-end text:name="article-1-transitional-implementation"/></text:h>
      <text:p text:style-name="First_20_paragraph"><text:span text:style-name="T2">Section 1.1 - Transitional Implementation:</text:span> A Foundational Charter with pilot federations shall operate independently initially, similar to existing international organizations. This transitional approach allows for gradual implementation and testing of constitutional principles before full adoption, ensuring that systems work effectively through practical experience and adaptation.</text:p>
      <text:h text:style-name="Heading_20_3" text:outline-level="3"><text:bookmark-start text:name="article-2-incentives-and-support"/>Article 2: Incentives and Support<text:bookmark-end text:name="article-2-incentives-and-support"/></text:h>
      <text:p text:style-name="First_20_paragraph"><text:span text:style-name="T2">Section 2.1 - Incentives and Support:</text:span> Financial and technical incentives shall encourage developing nations' participation. Early adopter benefits shall include innovation grants and sustainable finance, technology transfer and capacity building, preferential trade and investment access, and priority access to global resources and programs. These measures ensure equitable participation and shared benefits in global governance.</text:p>
      <text:h text:style-name="Heading_20_3" text:outline-level="3"><text:bookmark-start text:name="article-3-ratification-process"/>Article 3: Ratification Process<text:bookmark-end text:name="article-3-ratification-process"/></text:h>
      <text:p text:style-name="First_20_paragraph"><text:span text:style-name="T2">Section 3.1 - Ratification Process:</text:span> This Constitution shall enter into force when ratified by two-thirds of nations representing at least two-thirds of the world's population through both governmental approval and human referenda.</text:p>
      <text:h text:style-name="Heading_20_3" text:outline-level="3"><text:bookmark-start text:name="article-4-grassroots-movement-and-popular-support"/>Article 4: Grassroots Movement and Popular Support<text:bookmark-end text:name="article-4-grassroots-movement-and-popular-support"/></text:h>
      <text:p text:style-name="First_20_paragraph"><text:span text:style-name="T2">Section 4.1 - Grassroots Foundation:</text:span> This document has unlikely support in current power structure. The main method of this document to find footing is a grassroots movement. This movement may originate from the lowest level of power: people. If everyone on the planet makes the decision to want fair governance, to want no wars, to want no dictators, current ruling entities have no choice but to adopt the principles outlined in this document.</text:p>
      <text:p text:style-name="Text_20_body"><text:span text:style-name="T2">Section 4.2 - Popular Adoption Path:</text:span> The unlikely support from current power structures necessitates direct democratic engagement. Humans worldwide must organize, advocate, and demand adoption of these governance principles through peaceful, democratic means.</text:p>
      <text:p text:style-name="Text_20_body"><text:span text:style-name="T2">Section 4.3 - Transition through Popular Will:</text:span> As public support grows, existing institutions will be compelled to adapt, ensuring that transition to global governance reflects genuine popular sovereignty rather than elite capture.</text:p>
      <text:h text:style-name="Heading_20_3" text:outline-level="3"><text:bookmark-start text:name="article-5-supremacy-and-compatibility"/>Article 5: Supremacy and Compatibility<text:bookmark-end text:name="article-5-supremacy-and-compatibility"/></text:h>
      <text:p text:style-name="First_20_paragraph"><text:span text:style-name="T2">Section 5.1 - Supremacy and Compatibility:</text:span> This Constitution shall be the supreme law of the world. National laws inconsistent with its provisions shall be invalidated to the extent of inconsistency. Cultural and religious practices shall be respected unless they violate fundamental human rights.</text:p>
      <text:h text:style-name="Heading_20_2" text:outline-level="2"><text:bookmark-start text:name="chapter-12"/>Chapter XII: Final Provisions<text:bookmark-end text:name="chapter-12"/></text:h>
      <text:h text:style-name="Heading_20_3" text:outline-level="3"><text:bookmark-start text:name="article-1-universal-jurisdiction"/>Article 1: Universal Jurisdiction<text:bookmark-end text:name="article-1-universal-jurisdiction"/></text:h>
      <text:p text:style-name="First_20_paragraph"><text:span text:style-name="T2">Section 1.1 - Universal Jurisdiction:</text:span> Crimes against humanity, genocide, war crimes, torture, slavery, and ecocide shall be subject to universal jurisdiction regardless of where committed or by whom.</text:p>
      <text:h text:style-name="Heading_20_3" text:outline-level="3"><text:bookmark-start text:name="article-2-scientific-cooperation"/>Article 2: Scientific Cooperation<text:bookmark-end text:name="article-2-scientific-cooperation"/></text:h>
      <text:p text:style-name="First_20_paragraph"><text:span text:style-name="T2">Section 2.1 - Scientific Cooperation:</text:span> Global coordination of scientific research for pandemics, climate response, energy transitions, and other existential challenges shall be mandatory. Open-access publishing and equitable benefit-sharing shall be required.</text:p>
      <text:h text:style-name="Heading_20_3" text:outline-level="3"><text:bookmark-start text:name="article-3-symbolic-elements"/>Article 3: Symbolic Elements<text:bookmark-end text:name="article-3-symbolic-elements"/></text:h>
      <text:p text:style-name="First_20_paragraph"><text:span text:style-name="T2">Section 3.1 - Symbolic Elements:</text:span> The world shall adopt symbols representing unity in diversity, including a flag, anthem, and celebration of World Humanship Day to promote global identity while respecting local cultures.</text:p>
      <text:h text:style-name="Heading_20_2" text:outline-level="2"><text:bookmark-start text:name="conclusion"/>Conclusion<text:bookmark-end text:name="conclusion"/></text:h>
      <text:p text:style-name="First_20_paragraph">Adopted this day by the peoples of the world, united in our commitment to peace, justice, environmental sustainability, democratic participation, and shared prosperity for present and future generations. We affirm that in our diversity lies our strength, in our cooperation lies our security, and in our shared humanity lies our hope.</text:p>
      <text:p text:style-name="Text_20_body"><text:a xlink:type="simple" xlink:href="#toc" office:name=""><text:span text:style-name="Definition">← Back to Table of Contents</text:span></text:a></text:p>
      <text:h text:style-name="Heading_20_2" text:outline-level="2"><text:bookmark-start text:name="appendices"/>Appendices<text:bookmark-end text:name="appendices"/></text:h>
      <text:h text:style-name="Heading_20_3" text:outline-level="3"><text:bookmark-start text:name="glossary"/>Glossary<text:bookmark-end text:name="glossary"/></text:h>
      <text:p text:style-name="First_20_paragraph">Key terms and concepts used in the World Constitution, defined for clarity and understanding.</text:p>
      <text:h text:style-name="Heading_20_4" text:outline-level="4"><text:bookmark-start text:name="a"/>A<text:bookmark-end text:name="a"/></text:h>
      <text:p text:style-name="First_20_paragraph"><text:span text:style-name="T2">Algorithmic Transparency</text:span> - The requirement that automated decision-making systems must be explainable and contestable, with humans able to understand how decisions are reached.</text:p>
      <text:p text:style-name="Text_20_body"><text:span text:style-name="T2">Assembly</text:span> - The United Earth Assembly (UEA), primary legislative body representing all people of Earth.</text:p>
      <text:h text:style-name="Heading_20_4" text:outline-level="4"><text:bookmark-start text:name="b"/>B<text:bookmark-end text:name="b"/></text:h>
      <text:p text:style-name="First_20_paragraph"><text:span text:style-name="T2">Bicameral</text:span> - Having two legislative chambers; in this context, referring to evolution toward a two-house global legislature.</text:p>
      <text:p text:style-name="Text_20_body"><text:span text:style-name="T2">Biodiversity Hotspots</text:span> - Geographic areas with significant levels of biodiversity that are threatened by human activities.</text:p>
      <text:h text:style-name="Heading_20_4" text:outline-level="4"><text:bookmark-start text:name="c"/>C<text:bookmark-end text:name="c"/></text:h>
      <text:p text:style-name="First_20_paragraph"><text:span text:style-name="T2">Citizen Jury</text:span> - A group of 100-200 randomly selected citizens who deliberate on specific policy issues and provide recommendations.</text:p>
      <text:p text:style-name="Text_20_body"><text:span text:style-name="T2">Citizens' Integrity Chamber (CIC)</text:span> - A rotating panel of lottery-selected citizens who review high-level government decisions for integrity and public interest compliance.</text:p>
      <text:p text:style-name="Text_20_body"><text:span text:style-name="T2">Collective Rights</text:span> - Rights held by groups, particularly indigenous communities, to preserve their heritage, language, traditions, and territories.</text:p>
      <text:p text:style-name="Text_20_body"><text:span text:style-name="T2">Commons</text:span> - Natural resources and systems that are shared by all humanity rather than owned by individuals or corporations.</text:p>
      <text:p text:style-name="Text_20_body"><text:span text:style-name="T2">Continental Federations</text:span> - Regional groupings of nations for coordination and governance at the continental level.</text:p>
      <text:h text:style-name="Heading_20_4" text:outline-level="4"><text:bookmark-start text:name="d"/>D<text:bookmark-end text:name="d"/></text:h>
      <text:p text:style-name="First_20_paragraph"><text:span text:style-name="T2">Deliberative Democracy</text:span> - A form of democracy that emphasizes deliberation, reflection, and reason-giving in decision-making processes.</text:p>
      <text:p text:style-name="Text_20_body"><text:span text:style-name="T2">Digital Deliberation Platforms</text:span> - Online systems that enable citizens to discuss, debate, and collaborate on policy issues.</text:p>
      <text:p text:style-name="Text_20_body"><text:span text:style-name="T2">Digital Inclusion</text:span> - Ensuring that all people have access to and can effectively use digital technologies and internet services.</text:p>
      <text:h text:style-name="Heading_20_4" text:outline-level="4"><text:bookmark-start text:name="e"/>E<text:bookmark-end text:name="e"/></text:h>
      <text:p text:style-name="First_20_paragraph"><text:span text:style-name="T2">Ecocide</text:span> - Large-scale environmental destruction that causes widespread or long-term damage to ecosystems.</text:p>
      <text:p text:style-name="Text_20_body"><text:span text:style-name="T2">Environmental Rights</text:span> - Legal protections ensuring access to clean water, air, food, and a healthy environment.</text:p>
      <text:p text:style-name="Text_20_body"><text:span text:style-name="T2">Ethics Veto</text:span> - Citizen-initiated mechanisms to block government decisions that violate ethical principles or public interest.</text:p>
      <text:p text:style-name="Text_20_body"><text:span text:style-name="T2">External Costs</text:span> - Negative impacts of economic activities that are not reflected in market prices, such as pollution or resource depletion.</text:p>
      <text:h text:style-name="Heading_20_4" text:outline-level="4"><text:bookmark-start text:name="f"/>F<text:bookmark-end text:name="f"/></text:h>
      <text:p text:style-name="First_20_paragraph"><text:span text:style-name="T2">Foundational Charter</text:span> - The initial operating agreement that establishes pilot programs and basic structures for the World Constitution.</text:p>
      <text:p text:style-name="Text_20_body"><text:span text:style-name="T2">Future Generations</text:span> - People who will live after current generations, whose rights and interests must be protected in current decision-making.</text:p>
      <text:h text:style-name="Heading_20_4" text:outline-level="4"><text:bookmark-start text:name="g"/>G<text:bookmark-end text:name="g"/></text:h>
      <text:p text:style-name="First_20_paragraph"><text:span text:style-name="T2">Global Anti-Corruption Tribunal</text:span> - A judicial body that handles cross-border corruption cases and ensures international compliance with anti-corruption standards.</text:p>
      <text:p text:style-name="Text_20_body"><text:span text:style-name="T2">Global Commons</text:span> - Shared resources and systems that belong to all humanity, including atmosphere, oceans, biodiversity, and polar regions.</text:p>
      <text:p text:style-name="Text_20_body"><text:span text:style-name="T2">Global Council</text:span> - The executive body that implements Assembly decisions with rotating regional representation.</text:p>
      <text:p text:style-name="Text_20_body"><text:span text:style-name="T2">Global Investigative Journalism Trust</text:span> - An independent organization with protected funding that supports cross-border investigative reporting.</text:p>
      <text:p text:style-name="Text_20_body"><text:span text:style-name="T2">Global Peacekeeping Service</text:span> - A volunteer-based force that intervenes in cases of genocide, war crimes, crimes against humanity, and ecocide.</text:p>
      <text:p text:style-name="Text_20_body"><text:span text:style-name="T2">Global Referenda</text:span> - Direct votes by all citizens on major policy questions, requiring significant participation and approval thresholds.</text:p>
      <text:p text:style-name="Text_20_body"><text:span text:style-name="T2">Governance</text:span> - The systems and processes by which decisions are made and implemented in society.</text:p>
      <text:h text:style-name="Heading_20_4" text:outline-level="4"><text:bookmark-start text:name="h"/>H<text:bookmark-end text:name="h"/></text:h>
      <text:p text:style-name="First_20_paragraph"><text:span text:style-name="T2">Hybrid Conventions</text:span> - Meetings that combine national delegates with randomly selected citizens to address major policy questions.</text:p>
      <text:h text:style-name="Heading_20_4" text:outline-level="4"><text:bookmark-start text:name="i"/>I<text:bookmark-end text:name="i"/></text:h>
      <text:p text:style-name="First_20_paragraph"><text:span text:style-name="T2">Inalienable Rights</text:span> - Fundamental rights that cannot be taken away, suspended, or limited under any circumstances.</text:p>
      <text:p text:style-name="Text_20_body"><text:span text:style-name="T2">Innovation Grants</text:span> - Funding provided to support new technologies, approaches, and solutions to global challenges.</text:p>
      <text:p text:style-name="Text_20_body"><text:span text:style-name="T2">Intergenerational Responsibility</text:span> - The obligation to consider and protect the interests of future generations in current decision-making.</text:p>
      <text:h text:style-name="Heading_20_4" text:outline-level="4"><text:bookmark-start text:name="l"/>L<text:bookmark-end text:name="l"/></text:h>
      <text:p text:style-name="First_20_paragraph"><text:span text:style-name="T2">Localized Autonomy</text:span> - The right of local communities and nations to govern their internal affairs without external interference.</text:p>
      <text:h text:style-name="Heading_20_4" text:outline-level="4"><text:bookmark-start text:name="o"/>O<text:bookmark-end text:name="o"/></text:h>
      <text:p text:style-name="First_20_paragraph"><text:span text:style-name="T2">Open-Source</text:span> - Software, algorithms, or knowledge that is freely available for anyone to use, modify, and distribute.</text:p>
      <text:p text:style-name="Text_20_body"><text:span text:style-name="T2">Open-Access</text:span> - Scientific research and publications that are available to everyone without financial barriers.</text:p>
      <text:h text:style-name="Heading_20_4" text:outline-level="4"><text:bookmark-start text:name="p"/>P<text:bookmark-end text:name="p"/></text:h>
      <text:p text:style-name="First_20_paragraph"><text:span text:style-name="T2">Participatory Democracy</text:span> - A system where citizens actively participate in decision-making processes beyond just voting.</text:p>
      <text:p text:style-name="Text_20_body"><text:span text:style-name="T2">Participatory Democracy Mechanisms</text:span> - Tools and processes that enable direct citizen involvement in governance.</text:p>
      <text:p text:style-name="Text_20_body"><text:span text:style-name="T2">Peaceful Resolution</text:span> - The requirement that all international disputes must be resolved through negotiation, mediation, arbitration, or judicial settlement.</text:p>
      <text:p text:style-name="Text_20_body"><text:span text:style-name="T2">Planetary Boundaries</text:span> - Scientific limits within which humanity can safely operate to avoid catastrophic environmental changes.</text:p>
      <text:p text:style-name="Text_20_body"><text:span text:style-name="T2">Planetary Resource Dividend</text:span> - Universal basic income or services funded by fees on the use of global commons resources.</text:p>
      <text:p text:style-name="Text_20_body"><text:span text:style-name="T2">Popular Impeachment</text:span> - Citizen-initiated processes for removing corrupt or ineffective officials from office.</text:p>
      <text:p text:style-name="Text_20_body"><text:span text:style-name="T2">Progressive Global Taxation</text:span> - A tax system where rates increase with ability to pay, applied globally to reduce inequality.</text:p>
      <text:p text:style-name="Text_20_body"><text:span text:style-name="T2">Public Ledger Systems</text:span> - Immutable cryptographic records that track government finances, decisions, and asset declarations.</text:p>
      <text:h text:style-name="Heading_20_4" text:outline-level="4"><text:bookmark-start text:name="r"/>R<text:bookmark-end text:name="r"/></text:h>
      <text:p text:style-name="First_20_paragraph"><text:span text:style-name="T2">Radical Transparency</text:span> - The principle that all government operations, contracts, and decisions must be publicly accessible and understandable.</text:p>
      <text:p text:style-name="Text_20_body"><text:span text:style-name="T2">Referenda</text:span> - Direct votes by citizens on specific policy questions or constitutional amendments.</text:p>
      <text:p text:style-name="Text_20_body"><text:span text:style-name="T2">Resource Fees</text:span> - Charges imposed on the use or extraction of global commons resources.</text:p>
      <text:p text:style-name="Text_20_body"><text:span text:style-name="T2">Rotating Facilitation</text:span> - Leadership systems where power and responsibilities rotate among participants rather than being held permanently by individuals or groups.</text:p>
      <text:h text:style-name="Heading_20_4" text:outline-level="4"><text:bookmark-start text:name="s"/>S<text:bookmark-end text:name="s"/></text:h>
      <text:p text:style-name="First_20_paragraph"><text:span text:style-name="T2">Shared Sovereignty</text:span> - A redefinition of sovereignty as shared responsibility for the common good rather than absolute national authority.</text:p>
      <text:p text:style-name="Text_20_body"><text:span text:style-name="T2">Specialized Agencies</text:span> - Organizations focused on specific areas like health, environment, science, social development, etc.</text:p>
      <text:p text:style-name="Text_20_body"><text:span text:style-name="T2">Subsidiarity</text:span> - The principle that decisions should be made at the lowest competent level closest to affected people.</text:p>
      <text:p text:style-name="Text_20_body"><text:span text:style-name="T2">Sustainable Development</text:span> - Development that meets present needs without compromising the ability of future generations to meet their own needs.</text:p>
      <text:h text:style-name="Heading_20_4" text:outline-level="4"><text:bookmark-start text:name="t"/>T<text:bookmark-end text:name="t"/></text:h>
      <text:p text:style-name="First_20_paragraph"><text:span text:style-name="T2">Technology Transfer</text:span> - The sharing of technologies, knowledge, and capabilities between nations or organizations.</text:p>
      <text:p text:style-name="Text_20_body"><text:span text:style-name="T2">Transitional Implementation</text:span> - The process of moving from current systems to the new World Constitution framework over time.</text:p>
      <text:p text:style-name="Text_20_body"><text:span text:style-name="T2">Treaties</text:span> - Formal agreements between nations that establish rights, obligations, and cooperation mechanisms.</text:p>
      <text:h text:style-name="Heading_20_4" text:outline-level="4"><text:bookmark-start text:name="u"/>U<text:bookmark-end text:name="u"/></text:h>
      <text:p text:style-name="First_20_paragraph"><text:span text:style-name="T2">United Earth Assembly (UEA)</text:span> - The primary global legislative body representing all people of Earth.</text:p>
      <text:p text:style-name="Text_20_body"><text:span text:style-name="T2">Universal Jurisdiction</text:span> - The principle that certain crimes (like genocide, war crimes) can be prosecuted anywhere regardless of where they were committed.</text:p>
      <text:p text:style-name="Text_20_body"><text:span text:style-name="T2">Universal Rights</text:span> - Rights that apply equally to all human beings regardless of nationality, culture, or other characteristics.</text:p>
      <text:p text:style-name="Text_20_body"><text:span text:style-name="T2">Unconditional Rights</text:span> - Rights that cannot be suspended or limited under any circumstances, even during emergencies.</text:p>
      <text:h text:style-name="Heading_20_4" text:outline-level="4"><text:bookmark-start text:name="v"/>V<text:bookmark-end text:name="v"/></text:h>
      <text:p text:style-name="First_20_paragraph"><text:span text:style-name="T2">Veto Power</text:span> - The ability of a single entity to block decisions; specifically prohibited in the World Constitution system.</text:p>
      <text:p text:style-name="Text_20_body"><text:span text:style-name="T2">Virtual Reality Democracy</text:span> - Technology-enabled systems that allow citizens to participate in governance regardless of geographic location.</text:p>
      <text:h text:style-name="Heading_20_4" text:outline-level="4"><text:bookmark-start text:name="w"/>W<text:bookmark-end text:name="w"/></text:h>
      <text:p text:style-name="First_20_paragraph"><text:span text:style-name="T2">Whistleblower Protection</text:span> - Legal safeguards and support systems for people who report corruption, illegal activities, or violations of public trust.</text:p>
      <text:p text:style-name="Text_20_body"><text:span text:style-name="T2">World Assembly</text:span> - See United Earth Assembly (UEA).</text:p>
      <text:p text:style-name="Text_20_body"><text:span text:style-name="T2">World Court</text:span> - The global judicial body that adjudicates international disputes and ensures compliance with constitutional provisions.</text:p>
      <text:p text:style-name="Text_20_body"><text:span text:style-name="T2">World Constitutional Convention</text:span> - Regular gatherings to review the constitution's effectiveness and recommend improvements.</text:p>
      <text:p text:style-name="Horizontal_20_Line"/>
      <text:p text:style-name="First_20_paragraph">This glossary is intended to help citizens understand and engage with the World Constitution. For additional clarification or discussion of specific terms, please refer to the relevant sections of the constitution or contact your local citizen assemb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Noto Sans" style:font-family-generic="modern" style:font-pitch="fixed"/>
    <style:font-face style:name="Times New Roman" svg:font-family="Noto Sans"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World Constitution</dc:title>
    <dc:description/>
    <dc:subject/>
    <meta:keyword/>
    <meta:initial-creator/>
    <dc:creator/>
    <meta:creation-date>2026-04-14T17:31:05Z</meta:creation-date>
    <dc:date>2026-04-14T17:31:05Z</dc:date>
  </office:meta>
</office:document-meta>
</file>